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95.41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113.16pt"/>
    </style:style>
    <style:style style:name="co7" style:family="table-column">
      <style:table-column-properties fo:break-before="auto" style:column-width="86.51pt"/>
    </style:style>
    <style:style style:name="co8" style:family="table-column">
      <style:table-column-properties fo:break-before="auto" style:column-width="80.59pt"/>
    </style:style>
    <style:style style:name="co9" style:family="table-column">
      <style:table-column-properties fo:break-before="auto" style:column-width="414pt"/>
    </style:style>
    <style:style style:name="ro1" style:family="table-row">
      <style:table-row-properties style:row-height="149.9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5.46pt" fo:break-before="auto" style:use-optimal-row-height="false"/>
    </style:style>
    <style:style style:name="ta1" style:family="table" style:master-page-name="PageStyle_5f_Find_20_IS_2c__20_N">
      <style:table-properties table:display="true" style:writing-mode="lr-tb"/>
    </style:style>
    <style:style style:name="ta2" style:family="table" style:master-page-name="PageStyle_5f_Find_20_R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26">
      <style:table-cell-properties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font-name="Cantarell" fo:font-size="11pt" fo:language="none" fo:country="none" style:font-name-asian="DejaVu Sans" style:font-size-asian="11pt" style:language-asian="none" style:country-asian="none" style:font-name-complex="DejaVu Sans" style:font-size-complex="11pt" style:language-complex="none" style:country-complex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0" style:family="table-cell" style:parent-style-name="Default" style:data-style-name="N61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12" style:family="table-cell" style:parent-style-name="Default" style:data-style-name="N61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ext-properties fo:color="#1f1f1f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 style:data-style-name="N61">
      <style:table-cell-properties style:rotation-align="none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9" style:family="table-cell" style:parent-style-name="Default" style:data-style-name="N0">
      <style:table-cell-properties style:rotation-align="none"/>
    </style:style>
    <style:style style:name="ce20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1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2" style:family="table-cell" style:parent-style-name="Default" style:data-style-name="N127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1.76pt solid #000000" style:rotation-align="none"/>
    </style:style>
    <style:style style:name="ce25" style:family="table-cell" style:parent-style-name="Default" style:data-style-name="N61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6" style:family="table-cell" style:parent-style-name="Default" style:data-style-name="N61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7" style:family="table-cell" style:parent-style-name="Default" style:data-style-name="N10129">
      <style:table-cell-properties fo:background-color="#ffff00" style:diagonal-bl-tr="none" style:diagonal-tl-br="none" fo:border="1.76pt solid #000000"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d IS, 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tep 1: create a table of referenece data from a datasheet or measured data</text:p>
          </table:table-cell>
          <table:table-cell table:style-name="ce2" office:value-type="string" calcext:value-type="string">
            <text:p>Step 2: Match the ideal behavior to the straight part of the slope. </text:p>
          </table:table-cell>
          <table:table-cell table:style-name="ce6" office:value-type="string" calcext:value-type="string">
            <text:p>The curved portion of the reference curve is from the series resistance (RS).</text:p>
          </table:table-cell>
          <table:table-cell table:number-columns-repeated="4"/>
          <table:table-cell table:style-name="ce2" office:value-type="string" calcext:value-type="string">
            <text:p>Note 1: For a given value of efficiency (N), there will be an exact value of IS that will give you a match at any one point of the curve. The suggestion is for matching at the smallest voltage listed.</text:p>
          </table:table-cell>
          <table:table-cell table:style-name="ce2" office:value-type="string" calcext:value-type="string">
            <text:p>Note 2: The equations for diode current can be deleted to prevent the ideal behavior at high current from saturating the logarithmic scale.</text:p>
          </table:table-cell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orward Current</text:p>
          </table:table-cell>
          <table:covered-table-cell table:number-columns-repeated="2" table:style-name="ce3"/>
          <table:table-cell table:number-columns-repeated="10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f_datasheet (A)</text:p>
          </table:table-cell>
          <table:table-cell office:value-type="string" calcext:value-type="string">
            <text:p>If_formula</text:p>
          </table:table-cell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13"/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4"/>
          <table:table-cell table:style-name="ce7" office:value-type="string" calcext:value-type="string">
            <text:p>IS</text:p>
          </table:table-cell>
          <table:table-cell table:style-name="ce10" office:value-type="float" office:value="0.00000048" calcext:value-type="float">
            <text:p>4.80E-07</text:p>
          </table:table-cell>
          <table:table-cell table:number-columns-repeated="2"/>
          <table:table-cell table:style-name="ce14" office:value-type="string" calcext:value-type="string">
            <text:p>When the formula overlaps the source data, </text:p>
          </table:table-cell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table:style-name="ce4" office:value-type="float" office:value="0.009" calcext:value-type="float">
            <text:p>0.009</text:p>
          </table:table-cell>
          <table:table-cell table:style-name="ce5" table:formula="of:=[.$G$6]*(EXP(([.B7])/([.$G$7]*0.026))-1)" office:value-type="float" office:value="0.0102752573303003" calcext:value-type="float">
            <text:p>0.0103</text:p>
          </table:table-cell>
          <table:table-cell table:style-name="ce4"/>
          <table:table-cell table:style-name="ce8" office:value-type="string" calcext:value-type="string">
            <text:p>N</text:p>
          </table:table-cell>
          <table:table-cell table:style-name="ce11" office:value-type="float" office:value="5.4" calcext:value-type="float">
            <text:p>5.4</text:p>
          </table:table-cell>
          <table:table-cell table:number-columns-repeated="2"/>
          <table:table-cell table:style-name="ce14" office:value-type="string" calcext:value-type="string">
            <text:p><text:s text:c="2"/>move to the next sheet to determine RS</text:p>
          </table:table-cell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formula="of:=[.$G$6]*(EXP(([.B8])/([.$G$7]*0.026))-1)" office:value-type="float" office:value="0.0427032786926291" calcext:value-type="float">
            <text:p>0.0427</text:p>
          </table:table-cell>
          <table:table-cell table:style-name="ce4"/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table:style-name="ce4" office:value-type="float" office:value="0.06" calcext:value-type="float">
            <text:p>0.060</text:p>
          </table:table-cell>
          <table:table-cell table:style-name="ce5" table:formula="of:=[.$G$6]*(EXP(([.B9])/([.$G$7]*0.026))-1)" office:value-type="float" office:value="0.177467174909879" calcext:value-type="float">
            <text:p>0.1775</text:p>
          </table:table-cell>
          <table:table-cell table:style-name="ce4"/>
          <table:table-cell office:value-type="string" calcext:value-type="string">
            <text:p>Suggestions:</text:p>
          </table:table-cell>
          <table:table-cell table:number-columns-repeated="8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099" calcext:value-type="float">
            <text:p>0.099</text:p>
          </table:table-cell>
          <table:table-cell table:style-name="ce5" table:formula="of:=[.$G$6]*(EXP(([.B10])/([.$G$7]*0.026))-1)" office:value-type="float" office:value="0.737517000976397" calcext:value-type="float">
            <text:p>0.7375</text:p>
          </table:table-cell>
          <table:table-cell table:style-name="ce4"/>
          <table:table-cell table:style-name="ce9" office:value-type="string" calcext:value-type="string">
            <text:p>Try IS =</text:p>
          </table:table-cell>
          <table:table-cell table:style-name="ce12" table:formula="of:=[.G6]*[.C6]/[.D6]" office:value-type="string" office:string-value="" calcext:value-type="error">
            <text:p>#VALUE!</text:p>
          </table:table-cell>
          <table:table-cell table:number-columns-repeated="7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 table:style-name="ce5" table:formula="of:=[.$G$6]*(EXP(([.B11])/([.$G$7]*0.026))-1)" office:value-type="float" office:value="3.06496386531684" calcext:value-type="float">
            <text:p>3.0650</text:p>
          </table:table-cell>
          <table:table-cell table:style-name="ce4"/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table:style-name="ce5" table:formula="of:=[.$G$6]*(EXP(([.B12])/([.$G$7]*0.026))-1)" office:value-type="float" office:value="12.7373334549553" calcext:value-type="float">
            <text:p>12.7373</text:p>
          </table:table-cell>
          <table:table-cell table:style-name="ce4">
            <draw:frame table:end-cell-address="'Find IS, N'.M37" table:end-x="56.44pt" table:end-y="6.38pt" draw:z-index="0" draw:name="Chart 2" draw:style-name="gr1" draw:text-style-name="P1" svg:width="620.96pt" svg:height="349.29pt" svg:x="22.56pt" svg:y="16.81pt">
              <loext:p draw:notify-on-update-of-ranges="'Find IS, N'.B6:'Find IS, N'.B6 'Find IS, N'.C6:'Find IS, N'.C6 'Find IS, N'.B6:'Find IS, N'.B6 'Find IS, N'.D6:'Find IS, N'.D6 'Find IS, N'.D7:'Find IS, N'.D2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table:style-name="ce5" table:formula="of:=[.$G$6]*(EXP(([.B13])/([.$G$7]*0.026))-1)" office:value-type="float" office:value="52.9336253282292" calcext:value-type="float">
            <text:p>52.9336</text:p>
          </table:table-cell>
          <table:table-cell table:style-name="ce4"/>
          <table:table-cell table:number-columns-repeated="1019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table:style-name="ce5" table:formula="of:=[.$G$6]*(EXP(([.B14])/([.$G$7]*0.026))-1)" office:value-type="float" office:value="219.980786356099" calcext:value-type="float">
            <text:p>219.9808</text:p>
          </table:table-cell>
          <table:table-cell table:style-name="ce4"/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style-name="ce5" table:formula="of:=[.$G$6]*(EXP(([.B15])/([.$G$7]*0.026))-1)" office:value-type="float" office:value="914.192931482468" calcext:value-type="float">
            <text:p>914.19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0.455" calcext:value-type="float">
            <text:p>0.455</text:p>
          </table:table-cell>
          <table:table-cell table:style-name="ce5" table:formula="of:=[.$G$6]*(EXP(([.B16])/([.$G$7]*0.026))-1)" office:value-type="float" office:value="3799.18959634977" calcext:value-type="float">
            <text:p>3799.18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4" calcext:value-type="float">
            <text:p>3.4</text:p>
          </table:table-cell>
          <table:table-cell office:value-type="float" office:value="0.46" calcext:value-type="float">
            <text:p>0.46</text:p>
          </table:table-cell>
          <table:table-cell table:style-name="ce5" table:formula="of:=[.$G$6]*(EXP(([.B17])/([.$G$7]*0.026))-1)" office:value-type="float" office:value="15788.616480808" calcext:value-type="float">
            <text:p>15788.616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6" calcext:value-type="float">
            <text:p>3.6</text:p>
          </table:table-cell>
          <table:table-cell office:value-type="float" office:value="0.48" calcext:value-type="float">
            <text:p>0.48</text:p>
          </table:table-cell>
          <table:table-cell table:style-name="ce5" table:formula="of:=[.$G$6]*(EXP(([.B18])/([.$G$7]*0.026))-1)" office:value-type="float" office:value="65614.1011228778" calcext:value-type="float">
            <text:p>65614.10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8" calcext:value-type="float">
            <text:p>3.8</text:p>
          </table:table-cell>
          <table:table-cell office:value-type="float" office:value="0.49" calcext:value-type="float">
            <text:p>0.49</text:p>
          </table:table-cell>
          <table:table-cell table:style-name="ce5" table:formula="of:=[.$G$6]*(EXP(([.B19])/([.$G$7]*0.026))-1)" office:value-type="float" office:value="272678.120424357" calcext:value-type="float">
            <text:p>272678.12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style-name="ce5" table:formula="of:=[.$G$6]*(EXP(([.B20])/([.$G$7]*0.026))-1)" office:value-type="float" office:value="1133191.73905321" calcext:value-type="float">
            <text:p>1133191.739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style-name="ce5" table:formula="of:=[.$G$6]*(EXP(([.B21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style-name="ce5" table:formula="of:=[.$G$6]*(EXP(([.B22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style-name="ce5" table:formula="of:=[.$G$6]*(EXP(([.B23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4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5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6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7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8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able for converting from mA to A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f (mA)</text:p>
          </table:table-cell>
          <table:table-cell office:value-type="string" calcext:value-type="string">
            <text:p>If (A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table:style-name="ce4" office:value-type="float" office:value="0.0013" calcext:value-type="float">
            <text:p>0.001</text:p>
          </table:table-cell>
          <table:table-cell table:style-name="ce5" table:formula="of:=[.C35]/1000" office:value-type="float" office:value="0.0000013" calcext:value-type="float">
            <text:p>0.0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table:style-name="ce4" office:value-type="float" office:value="0.01" calcext:value-type="float">
            <text:p>0.010</text:p>
          </table:table-cell>
          <table:table-cell table:style-name="ce5" table:formula="of:=[.C36]/1000" office:value-type="float" office:value="0.00001" calcext:value-type="float">
            <text:p>0.0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table:style-name="ce4" office:value-type="float" office:value="0.08" calcext:value-type="float">
            <text:p>0.080</text:p>
          </table:table-cell>
          <table:table-cell table:style-name="ce5" table:formula="of:=[.C37]/1000" office:value-type="float" office:value="0.00008" calcext:value-type="float">
            <text:p>0.00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table:style-name="ce4" office:value-type="float" office:value="0.7" calcext:value-type="float">
            <text:p>0.700</text:p>
          </table:table-cell>
          <table:table-cell table:style-name="ce5" office:value-type="float" office:value="0.02" calcext:value-type="float">
            <text:p>0.0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7" calcext:value-type="float">
            <text:p>1.7</text:p>
          </table:table-cell>
          <table:table-cell table:style-name="ce4" office:value-type="float" office:value="100" calcext:value-type="float">
            <text:p>100.000</text:p>
          </table:table-cell>
          <table:table-cell table:style-name="ce5" table:formula="of:=[.C39]/1000" office:value-type="float" office:value="0.1" calcext:value-type="float">
            <text:p>0.1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table:style-name="ce4" office:value-type="float" office:value="20" calcext:value-type="float">
            <text:p>20.000</text:p>
          </table:table-cell>
          <table:table-cell table:style-name="ce5" table:formula="of:=[.C40]/1000" office:value-type="float" office:value="0.02" calcext:value-type="float">
            <text:p>0.0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9" calcext:value-type="float">
            <text:p>1.9</text:p>
          </table:table-cell>
          <table:table-cell table:style-name="ce4" office:value-type="float" office:value="40" calcext:value-type="float">
            <text:p>40.000</text:p>
          </table:table-cell>
          <table:table-cell table:style-name="ce5" table:formula="of:=[.C41]/1000" office:value-type="float" office:value="0.04" calcext:value-type="float">
            <text:p>0.04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65" calcext:value-type="float">
            <text:p>65.000</text:p>
          </table:table-cell>
          <table:table-cell table:style-name="ce5" table:formula="of:=[.C42]/1000" office:value-type="float" office:value="0.065" calcext:value-type="float">
            <text:p>0.065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 table:style-name="ce4" office:value-type="float" office:value="80" calcext:value-type="float">
            <text:p>80.000</text:p>
          </table:table-cell>
          <table:table-cell table:style-name="ce5" table:formula="of:=[.C43]/1000" office:value-type="float" office:value="0.08" calcext:value-type="float">
            <text:p>0.0800</text:p>
          </table:table-cell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RS" table:style-name="ta2">
        <office:forms form:automatic-focus="false" form:apply-design-mode="false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4">
          <table:table-cell table:number-columns-repeated="14"/>
          <table:table-cell office:value-type="string" calcext:value-type="string">
            <text:p>Constants</text:p>
          </table:table-cell>
          <table:table-cell table:number-columns-repeated="1009"/>
        </table:table-row>
        <table:table-row table:style-name="ro4">
          <table:table-cell table:style-name="ce9" office:value-type="string" calcext:value-type="string">
            <text:p>VS</text:p>
          </table:table-cell>
          <table:table-cell table:style-name="ce18" office:value-type="string" calcext:value-type="string">
            <text:p>guess</text:p>
          </table:table-cell>
          <table:table-cell table:style-name="ce18" office:value-type="string" calcext:value-type="string">
            <text:p>Iterate Vdiode -&gt;</text:p>
          </table:table-cell>
          <table:table-cell table:style-name="ce18" table:number-columns-repeated="7"/>
          <table:table-cell table:style-name="ce18" office:value-type="string" calcext:value-type="string">
            <text:p>Vdiode</text:p>
          </table:table-cell>
          <table:table-cell table:style-name="ce18" office:value-type="string" calcext:value-type="string">
            <text:p>I_formula (A)</text:p>
          </table:table-cell>
          <table:table-cell table:style-name="ce23" office:value-type="string" calcext:value-type="string">
            <text:p>I_ref (A)</text:p>
          </table:table-cell>
          <table:table-cell/>
          <table:table-cell office:value-type="string" calcext:value-type="string">
            <text:p>IS</text:p>
          </table:table-cell>
          <table:table-cell table:style-name="ce25" table:formula="of:=[$'Find IS, N'.G6]" office:value-type="float" office:value="0.00000048" calcext:value-type="float">
            <office:annotation draw:style-name="gr2" draw:text-style-name="P3" svg:width="120.02pt" svg:height="38.24pt" svg:x="1018.35pt" svg:y="8.25pt" draw:caption-point-x="-11.54pt" draw:caption-point-y="7.77pt">
              <dc:date>2016-07-22T00:00:00</dc:date>
              <text:p text:style-name="P2"><text:span text:style-name="T1">mbarlow:</text:span></text:p>
              <text:p text:style-name="P2"><text:span text:style-name="T2">Constants derived in first sheet. Do not change.</text:span></text:p>
            </office:annotation>
            <text:p>4.80E-07</text:p>
          </table:table-cell>
          <table:table-cell table:number-columns-repeated="1008"/>
        </table:table-row>
        <table:table-row table:style-name="ro4">
          <table:table-cell table:style-name="ce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9" table:formula="of:=[.$P$3]*0.026*LN(([.$A3]-[.B3])/([.$P$6]*[.$P$2])+1)" office:value-type="string" office:string-value="" calcext:value-type="error">
            <text:p>#VALUE!</text:p>
          </table:table-cell>
          <table:table-cell table:style-name="ce19" table:formula="of:=[.$P$3]*0.026*LN(([.$A3]-[.C3])/([.$P$6]*[.$P$2])+1)" office:value-type="string" office:string-value="" calcext:value-type="error">
            <text:p>#VALUE!</text:p>
          </table:table-cell>
          <table:table-cell table:style-name="ce19" table:formula="of:=[.$P$3]*0.026*LN(([.$A3]-[.D3])/([.$P$6]*[.$P$2])+1)" office:value-type="string" office:string-value="" calcext:value-type="error">
            <text:p>#VALUE!</text:p>
          </table:table-cell>
          <table:table-cell table:style-name="ce19" table:formula="of:=[.$P$3]*0.026*LN(([.$A3]-[.E3])/([.$P$6]*[.$P$2])+1)" office:value-type="string" office:string-value="" calcext:value-type="error">
            <text:p>#VALUE!</text:p>
          </table:table-cell>
          <table:table-cell table:style-name="ce19" table:formula="of:=[.$P$3]*0.026*LN(([.$A3]-[.F3])/([.$P$6]*[.$P$2])+1)" office:value-type="string" office:string-value="" calcext:value-type="error">
            <text:p>#VALUE!</text:p>
          </table:table-cell>
          <table:table-cell table:style-name="ce19" table:formula="of:=[.$P$3]*0.026*LN(([.$A3]-[.G3])/([.$P$6]*[.$P$2])+1)" office:value-type="string" office:string-value="" calcext:value-type="error">
            <text:p>#VALUE!</text:p>
          </table:table-cell>
          <table:table-cell table:style-name="ce19" table:formula="of:=[.$P$3]*0.026*LN(([.$A3]-[.H3])/([.$P$6]*[.$P$2])+1)" office:value-type="string" office:string-value="" calcext:value-type="error">
            <text:p>#VALUE!</text:p>
          </table:table-cell>
          <table:table-cell table:style-name="ce19" table:formula="of:=[.$P$3]*0.026*LN(([.$A3]-[.I3])/([.$P$6]*[.$P$2])+1)" office:value-type="string" office:string-value="" calcext:value-type="error">
            <text:p>#VALUE!</text:p>
          </table:table-cell>
          <table:table-cell table:style-name="ce16" table:formula="of:=[.A3]" office:value-type="string" office:string-value=" " calcext:value-type="string">
            <text:p><text:s/></text:p>
          </table:table-cell>
          <table:table-cell table:style-name="ce20" table:formula="of:=[.$P$2]*(EXP(([.K3])/([.$P$3]*0.026))-1)" office:value-type="string" office:string-value="" calcext:value-type="error">
            <text:p>#VALUE!</text:p>
          </table:table-cell>
          <table:table-cell table:style-name="ce7" table:formula="of:=[$'Find IS, N'.C6]" office:value-type="string" office:string-value=" " calcext:value-type="string">
            <text:p><text:s/></text:p>
          </table:table-cell>
          <table:table-cell/>
          <table:table-cell office:value-type="string" calcext:value-type="string">
            <text:p>N</text:p>
          </table:table-cell>
          <table:table-cell table:style-name="ce26" table:formula="of:=[$'Find IS, N'.G7]" office:value-type="float" office:value="5.4" calcext:value-type="float">
            <text:p>5.40E+00</text:p>
          </table:table-cell>
          <table:table-cell table:number-columns-repeated="1008"/>
        </table:table-row>
        <table:table-row table:style-name="ro3">
          <table:table-cell table:style-name="ce17"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style-name="ce19" table:formula="of:=[.$P$3]*0.026*LN(([.$A4]-[.B4])/([.$P$6]*[.$P$2])+1)" office:value-type="float" office:value="2.16015620632041" calcext:value-type="float">
            <text:p>2.1601562063</text:p>
          </table:table-cell>
          <table:table-cell table:style-name="ce19" table:formula="of:=[.$P$3]*0.026*LN(([.$A4]-[.C4])/([.$P$6]*[.$P$2])+1)" office:value-type="string" office:string-value="" calcext:value-type="error">
            <text:p>Err:502</text:p>
          </table:table-cell>
          <table:table-cell table:style-name="ce19" table:formula="of:=[.$P$3]*0.026*LN(([.$A4]-[.D4])/([.$P$6]*[.$P$2])+1)" office:value-type="string" office:string-value="" calcext:value-type="error">
            <text:p>Err:502</text:p>
          </table:table-cell>
          <table:table-cell table:style-name="ce19" table:formula="of:=[.$P$3]*0.026*LN(([.$A4]-[.E4])/([.$P$6]*[.$P$2])+1)" office:value-type="string" office:string-value="" calcext:value-type="error">
            <text:p>Err:502</text:p>
          </table:table-cell>
          <table:table-cell table:style-name="ce19" table:formula="of:=[.$P$3]*0.026*LN(([.$A4]-[.F4])/([.$P$6]*[.$P$2])+1)" office:value-type="string" office:string-value="" calcext:value-type="error">
            <text:p>Err:502</text:p>
          </table:table-cell>
          <table:table-cell table:style-name="ce19" table:formula="of:=[.$P$3]*0.026*LN(([.$A4]-[.G4])/([.$P$6]*[.$P$2])+1)" office:value-type="string" office:string-value="" calcext:value-type="error">
            <text:p>Err:502</text:p>
          </table:table-cell>
          <table:table-cell table:style-name="ce19" table:formula="of:=[.$P$3]*0.026*LN(([.$A4]-[.H4])/([.$P$6]*[.$P$2])+1)" office:value-type="string" office:string-value="" calcext:value-type="error">
            <text:p>Err:502</text:p>
          </table:table-cell>
          <table:table-cell table:style-name="ce19" table:formula="of:=[.$P$3]*0.026*LN(([.$A4]-[.I4])/([.$P$6]*[.$P$2])+1)" office:value-type="string" office:string-value="" calcext:value-type="error">
            <text:p>Err:502</text:p>
          </table:table-cell>
          <table:table-cell table:style-name="ce16" office:value-type="float" office:value="1.4" calcext:value-type="float">
            <text:p>1.40E+00</text:p>
          </table:table-cell>
          <table:table-cell table:style-name="ce21" table:formula="of:=[.$P$2]*(EXP(([.K4])/([.$P$3]*0.026))-1)" office:value-type="float" office:value="0.0102752573303003" calcext:value-type="float">
            <text:p>0.0103</text:p>
          </table:table-cell>
          <table:table-cell table:style-name="ce17" table:formula="of:=[$'Find IS, N'.C7]" office:value-type="float" office:value="0.009" calcext:value-type="float">
            <text:p>0.009</text:p>
          </table:table-cell>
          <table:table-cell table:number-columns-repeated="1011"/>
        </table:table-row>
        <table:table-row table:style-name="ro4">
          <table:table-cell table:style-name="ce17" office:value-type="float" office:value="1.6" calcext:value-type="float">
            <text:p>1.6</text:p>
          </table:table-cell>
          <table:table-cell office:value-type="float" office:value="1.594" calcext:value-type="float">
            <text:p>1.594</text:p>
          </table:table-cell>
          <table:table-cell table:style-name="ce19" table:formula="of:=[.$P$3]*0.026*LN(([.$A5]-[.B5])/([.$P$6]*[.$P$2])+1)" office:value-type="float" office:value="1.61090960730751" calcext:value-type="float">
            <text:p>1.6109096073</text:p>
          </table:table-cell>
          <table:table-cell table:style-name="ce19" table:formula="of:=[.$P$3]*0.026*LN(([.$A5]-[.C5])/([.$P$6]*[.$P$2])+1)" office:value-type="string" office:string-value="" calcext:value-type="error">
            <text:p>Err:502</text:p>
          </table:table-cell>
          <table:table-cell table:style-name="ce19" table:formula="of:=[.$P$3]*0.026*LN(([.$A5]-[.D5])/([.$P$6]*[.$P$2])+1)" office:value-type="string" office:string-value="" calcext:value-type="error">
            <text:p>Err:502</text:p>
          </table:table-cell>
          <table:table-cell table:style-name="ce19" table:formula="of:=[.$P$3]*0.026*LN(([.$A5]-[.E5])/([.$P$6]*[.$P$2])+1)" office:value-type="string" office:string-value="" calcext:value-type="error">
            <text:p>Err:502</text:p>
          </table:table-cell>
          <table:table-cell table:style-name="ce19" table:formula="of:=[.$P$3]*0.026*LN(([.$A5]-[.F5])/([.$P$6]*[.$P$2])+1)" office:value-type="string" office:string-value="" calcext:value-type="error">
            <text:p>Err:502</text:p>
          </table:table-cell>
          <table:table-cell table:style-name="ce19" table:formula="of:=[.$P$3]*0.026*LN(([.$A5]-[.G5])/([.$P$6]*[.$P$2])+1)" office:value-type="string" office:string-value="" calcext:value-type="error">
            <text:p>Err:502</text:p>
          </table:table-cell>
          <table:table-cell table:style-name="ce19" table:formula="of:=[.$P$3]*0.026*LN(([.$A5]-[.H5])/([.$P$6]*[.$P$2])+1)" office:value-type="string" office:string-value="" calcext:value-type="error">
            <text:p>Err:502</text:p>
          </table:table-cell>
          <table:table-cell table:style-name="ce19" table:formula="of:=[.$P$3]*0.026*LN(([.$A5]-[.I5])/([.$P$6]*[.$P$2])+1)" office:value-type="string" office:string-value="" calcext:value-type="error">
            <text:p>Err:502</text:p>
          </table:table-cell>
          <table:table-cell table:style-name="ce16" table:formula="of:=[.A5]" office:value-type="float" office:value="1.6" calcext:value-type="float">
            <text:p>1.60E+00</text:p>
          </table:table-cell>
          <table:table-cell table:style-name="ce21" table:formula="of:=[.$P$2]*(EXP(([.K5])/([.$P$3]*0.026))-1)" office:value-type="float" office:value="0.0427032786926291" calcext:value-type="float">
            <text:p>0.0427</text:p>
          </table:table-cell>
          <table:table-cell table:style-name="ce17" table:formula="of:=[$'Find IS, N'.C8]" office:value-type="float" office:value="0.025" calcext:value-type="float">
            <text:p>0.025</text:p>
          </table:table-cell>
          <table:table-cell/>
          <table:table-cell office:value-type="string" calcext:value-type="string">
            <text:p>Find:</text:p>
          </table:table-cell>
          <table:table-cell table:number-columns-repeated="1009"/>
        </table:table-row>
        <table:table-row table:style-name="ro4">
          <table:table-cell table:style-name="ce17"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  <table:table-cell table:style-name="ce19" office:value-type="float" office:value="1.6" calcext:value-type="float">
            <text:p>1.6</text:p>
          </table:table-cell>
          <table:table-cell table:style-name="ce19" table:formula="of:=[.$P$3]*0.026*LN(([.$A6]-[.C6])/([.$P$6]*[.$P$2])+1)" office:value-type="float" office:value="2.10322891974362" calcext:value-type="float">
            <text:p>2.1032289197</text:p>
          </table:table-cell>
          <table:table-cell table:style-name="ce19" table:formula="of:=[.$P$3]*0.026*LN(([.$A6]-[.D6])/([.$P$6]*[.$P$2])+1)" office:value-type="string" office:string-value="" calcext:value-type="error">
            <text:p>Err:502</text:p>
          </table:table-cell>
          <table:table-cell table:style-name="ce19" table:formula="of:=[.$P$3]*0.026*LN(([.$A6]-[.E6])/([.$P$6]*[.$P$2])+1)" office:value-type="string" office:string-value="" calcext:value-type="error">
            <text:p>Err:502</text:p>
          </table:table-cell>
          <table:table-cell table:style-name="ce19" table:formula="of:=[.$P$3]*0.026*LN(([.$A6]-[.F6])/([.$P$6]*[.$P$2])+1)" office:value-type="string" office:string-value="" calcext:value-type="error">
            <text:p>Err:502</text:p>
          </table:table-cell>
          <table:table-cell table:style-name="ce19" table:formula="of:=[.$P$3]*0.026*LN(([.$A6]-[.G6])/([.$P$6]*[.$P$2])+1)" office:value-type="string" office:string-value="" calcext:value-type="error">
            <text:p>Err:502</text:p>
          </table:table-cell>
          <table:table-cell table:style-name="ce19" table:formula="of:=[.$P$3]*0.026*LN(([.$A6]-[.H6])/([.$P$6]*[.$P$2])+1)" office:value-type="string" office:string-value="" calcext:value-type="error">
            <text:p>Err:502</text:p>
          </table:table-cell>
          <table:table-cell table:style-name="ce19" table:formula="of:=[.$P$3]*0.026*LN(([.$A6]-[.I6])/([.$P$6]*[.$P$2])+1)" office:value-type="string" office:string-value="" calcext:value-type="error">
            <text:p>Err:502</text:p>
          </table:table-cell>
          <table:table-cell table:style-name="ce16" table:formula="of:=1.6" office:value-type="float" office:value="1.6" calcext:value-type="float">
            <text:p>1.60E+00</text:p>
          </table:table-cell>
          <table:table-cell table:style-name="ce21" table:formula="of:=[.$P$2]*(EXP(([.K6])/([.$P$3]*0.026))-1)" office:value-type="float" office:value="0.0427032786926291" calcext:value-type="float">
            <text:p>0.0427</text:p>
          </table:table-cell>
          <table:table-cell table:style-name="ce17" table:formula="of:=[$'Find IS, N'.C9]" office:value-type="float" office:value="0.06" calcext:value-type="float">
            <text:p>0.06</text:p>
          </table:table-cell>
          <table:table-cell/>
          <table:table-cell table:style-name="ce24" office:value-type="string" calcext:value-type="string">
            <text:p>RS</text:p>
          </table:table-cell>
          <table:table-cell table:style-name="ce27" office:value-type="date" office:date-value="1899-12-30T03:07:12" calcext:value-type="date">
            <text:p>30-Dec</text:p>
          </table:table-cell>
          <table:table-cell table:number-columns-repeated="1008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office:value-type="float" office:value="1.777" calcext:value-type="float">
            <text:p>1.777</text:p>
          </table:table-cell>
          <table:table-cell table:style-name="ce19" table:formula="of:=[.$P$3]*0.026*LN(([.$A7]-[.B7])/([.$P$6]*[.$P$2])+1)" office:value-type="float" office:value="2.11851207367529" calcext:value-type="float">
            <text:p>2.1185120737</text:p>
          </table:table-cell>
          <table:table-cell table:style-name="ce19" table:formula="of:=[.$P$3]*0.026*LN(([.$A7]-[.C7])/([.$P$6]*[.$P$2])+1)" office:value-type="string" office:string-value="" calcext:value-type="error">
            <text:p>Err:502</text:p>
          </table:table-cell>
          <table:table-cell table:style-name="ce19" table:formula="of:=[.$P$3]*0.026*LN(([.$A7]-[.D7])/([.$P$6]*[.$P$2])+1)" office:value-type="string" office:string-value="" calcext:value-type="error">
            <text:p>Err:502</text:p>
          </table:table-cell>
          <table:table-cell table:style-name="ce19" table:formula="of:=[.$P$3]*0.026*LN(([.$A7]-[.E7])/([.$P$6]*[.$P$2])+1)" office:value-type="string" office:string-value="" calcext:value-type="error">
            <text:p>Err:502</text:p>
          </table:table-cell>
          <table:table-cell table:style-name="ce19" table:formula="of:=[.$P$3]*0.026*LN(([.$A7]-[.F7])/([.$P$6]*[.$P$2])+1)" office:value-type="string" office:string-value="" calcext:value-type="error">
            <text:p>Err:502</text:p>
          </table:table-cell>
          <table:table-cell table:style-name="ce19" table:formula="of:=[.$P$3]*0.026*LN(([.$A7]-[.G7])/([.$P$6]*[.$P$2])+1)" office:value-type="string" office:string-value="" calcext:value-type="error">
            <text:p>Err:502</text:p>
          </table:table-cell>
          <table:table-cell table:style-name="ce19" table:formula="of:=[.$P$3]*0.026*LN(([.$A7]-[.H7])/([.$P$6]*[.$P$2])+1)" office:value-type="string" office:string-value="" calcext:value-type="error">
            <text:p>Err:502</text:p>
          </table:table-cell>
          <table:table-cell table:style-name="ce19" table:formula="of:=[.$P$3]*0.026*LN(([.$A7]-[.I7])/([.$P$6]*[.$P$2])+1)" office:value-type="string" office:string-value="" calcext:value-type="error">
            <text:p>Err:502</text:p>
          </table:table-cell>
          <table:table-cell table:style-name="ce16" table:formula="of:=[.A7]" office:value-type="float" office:value="2" calcext:value-type="float">
            <text:p>2.00E+00</text:p>
          </table:table-cell>
          <table:table-cell table:style-name="ce21" table:formula="of:=[.$P$2]*(EXP(([.K7])/([.$P$3]*0.026))-1)" office:value-type="float" office:value="0.737517000976397" calcext:value-type="float">
            <text:p>0.7375</text:p>
          </table:table-cell>
          <table:table-cell table:style-name="ce17" table:formula="of:=[$'Find IS, N'.C10]" office:value-type="float" office:value="0.099" calcext:value-type="float">
            <text:p>0.099</text:p>
          </table:table-cell>
          <table:table-cell table:number-columns-repeated="1011"/>
        </table:table-row>
        <table:table-row table:style-name="ro3">
          <table:table-cell table:style-name="ce17" office:value-type="float" office:value="2.2" calcext:value-type="float">
            <text:p>2.2</text:p>
          </table:table-cell>
          <table:table-cell office:value-type="float" office:value="1.92" calcext:value-type="float">
            <text:p>1.92</text:p>
          </table:table-cell>
          <table:table-cell table:style-name="ce19" table:formula="of:=[.$P$3]*0.026*LN(([.$A8]-[.B8])/([.$P$6]*[.$P$2])+1)" office:value-type="float" office:value="2.15046960924958" calcext:value-type="float">
            <text:p>2.1504696092</text:p>
          </table:table-cell>
          <table:table-cell table:style-name="ce19" table:formula="of:=[.$P$3]*0.026*LN(([.$A8]-[.C8])/([.$P$6]*[.$P$2])+1)" office:value-type="float" office:value="1.90726843013313" calcext:value-type="float">
            <text:p>1.9072684301</text:p>
          </table:table-cell>
          <table:table-cell table:style-name="ce19" table:formula="of:=[.$P$3]*0.026*LN(([.$A8]-[.D8])/([.$P$6]*[.$P$2])+1)" office:value-type="float" office:value="2.15671269636415" calcext:value-type="float">
            <text:p>2.1567126964</text:p>
          </table:table-cell>
          <table:table-cell table:style-name="ce19" table:formula="of:=[.$P$3]*0.026*LN(([.$A8]-[.E8])/([.$P$6]*[.$P$2])+1)" office:value-type="float" office:value="1.88835277609728" calcext:value-type="float">
            <text:p>1.8883527761</text:p>
          </table:table-cell>
          <table:table-cell table:style-name="ce19" table:formula="of:=[.$P$3]*0.026*LN(([.$A8]-[.F8])/([.$P$6]*[.$P$2])+1)" office:value-type="float" office:value="2.16550395429593" calcext:value-type="float">
            <text:p>2.1655039543</text:p>
          </table:table-cell>
          <table:table-cell table:style-name="ce19" table:formula="of:=[.$P$3]*0.026*LN(([.$A8]-[.G8])/([.$P$6]*[.$P$2])+1)" office:value-type="float" office:value="1.85647996755259" calcext:value-type="float">
            <text:p>1.8564799676</text:p>
          </table:table-cell>
          <table:table-cell table:style-name="ce19" table:formula="of:=[.$P$3]*0.026*LN(([.$A8]-[.H8])/([.$P$6]*[.$P$2])+1)" office:value-type="float" office:value="2.17917520135246" calcext:value-type="float">
            <text:p>2.1791752014</text:p>
          </table:table-cell>
          <table:table-cell table:style-name="ce19" table:formula="of:=[.$P$3]*0.026*LN(([.$A8]-[.I8])/([.$P$6]*[.$P$2])+1)" office:value-type="float" office:value="1.78562022887183" calcext:value-type="float">
            <text:p>1.7856202289</text:p>
          </table:table-cell>
          <table:table-cell table:style-name="ce19" table:formula="of:=[.$P$3]*0.026*LN(([.$A8]-[.J8])/([.$P$6]*[.$P$2])+1)" office:value-type="float" office:value="2.205505454455" calcext:value-type="float">
            <text:p>2.2055054545</text:p>
          </table:table-cell>
          <table:table-cell table:style-name="ce21" table:formula="of:=[.$P$2]*(EXP(([.K8])/([.$P$3]*0.026))-1)" office:value-type="float" office:value="3.18753670098591" calcext:value-type="float">
            <text:p>3.1875</text:p>
          </table:table-cell>
          <table:table-cell table:style-name="ce17" table:formula="of:=[$'Find IS, N'.C11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3">
          <table:table-cell table:style-name="ce17"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style-name="ce19" table:formula="of:=[.$P$3]*0.026*LN(([.$A9]-[.B9])/([.$P$6]*[.$P$2])+1)" office:value-type="float" office:value="2.20054676199184" calcext:value-type="float">
            <text:p>2.200546762</text:p>
          </table:table-cell>
          <table:table-cell table:style-name="ce19" table:formula="of:=[.$P$3]*0.026*LN(([.$A9]-[.C9])/([.$P$6]*[.$P$2])+1)" office:value-type="float" office:value="2.10284456733233" calcext:value-type="float">
            <text:p>2.1028445673</text:p>
          </table:table-cell>
          <table:table-cell table:style-name="ce19" table:formula="of:=[.$P$3]*0.026*LN(([.$A9]-[.D9])/([.$P$6]*[.$P$2])+1)" office:value-type="float" office:value="2.15881859748703" calcext:value-type="float">
            <text:p>2.1588185975</text:p>
          </table:table-cell>
          <table:table-cell table:style-name="ce19" table:formula="of:=[.$P$3]*0.026*LN(([.$A9]-[.E9])/([.$P$6]*[.$P$2])+1)" office:value-type="float" office:value="2.12951628384577" calcext:value-type="float">
            <text:p>2.1295162838</text:p>
          </table:table-cell>
          <table:table-cell table:style-name="ce19" table:formula="of:=[.$P$3]*0.026*LN(([.$A9]-[.F9])/([.$P$6]*[.$P$2])+1)" office:value-type="float" office:value="2.14561490046243" calcext:value-type="float">
            <text:p>2.1456149005</text:p>
          </table:table-cell>
          <table:table-cell table:style-name="ce19" table:formula="of:=[.$P$3]*0.026*LN(([.$A9]-[.G9])/([.$P$6]*[.$P$2])+1)" office:value-type="float" office:value="2.1369995880438" calcext:value-type="float">
            <text:p>2.136999588</text:p>
          </table:table-cell>
          <table:table-cell table:style-name="ce19" table:formula="of:=[.$P$3]*0.026*LN(([.$A9]-[.H9])/([.$P$6]*[.$P$2])+1)" office:value-type="float" office:value="2.14167579702347" calcext:value-type="float">
            <text:p>2.141675797</text:p>
          </table:table-cell>
          <table:table-cell table:style-name="ce19" table:formula="of:=[.$P$3]*0.026*LN(([.$A9]-[.I9])/([.$P$6]*[.$P$2])+1)" office:value-type="float" office:value="2.13915699329293" calcext:value-type="float">
            <text:p>2.1391569933</text:p>
          </table:table-cell>
          <table:table-cell table:style-name="ce19" table:formula="of:=[.$P$3]*0.026*LN(([.$A9]-[.J9])/([.$P$6]*[.$P$2])+1)" office:value-type="float" office:value="2.14051933947692" calcext:value-type="float">
            <text:p>2.1405193395</text:p>
          </table:table-cell>
          <table:table-cell table:style-name="ce21" table:formula="of:=[.$P$2]*(EXP(([.K9])/([.$P$3]*0.026))-1)" office:value-type="float" office:value="2.00648466697749" calcext:value-type="float">
            <text:p>2.0065</text:p>
          </table:table-cell>
          <table:table-cell table:style-name="ce17" table:formula="of:=[$'Find IS, N'.C12]" office:value-type="float" office:value="0.22" calcext:value-type="float">
            <text:p>0.22</text:p>
          </table:table-cell>
          <table:table-cell table:number-columns-repeated="1011"/>
        </table:table-row>
        <table:table-row table:style-name="ro3">
          <table:table-cell table:style-name="ce17"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table:style-name="ce19" table:formula="of:=[.$P$3]*0.026*LN(([.$A10]-[.B10])/([.$P$6]*[.$P$2])+1)" office:value-type="string" office:string-value="" calcext:value-type="error">
            <text:p>Err:502</text:p>
          </table:table-cell>
          <table:table-cell table:style-name="ce19" table:formula="of:=[.$P$3]*0.026*LN(([.$A10]-[.C10])/([.$P$6]*[.$P$2])+1)" office:value-type="string" office:string-value="" calcext:value-type="error">
            <text:p>Err:502</text:p>
          </table:table-cell>
          <table:table-cell table:style-name="ce19" table:formula="of:=[.$P$3]*0.026*LN(([.$A10]-[.D10])/([.$P$6]*[.$P$2])+1)" office:value-type="string" office:string-value="" calcext:value-type="error">
            <text:p>Err:502</text:p>
          </table:table-cell>
          <table:table-cell table:style-name="ce19" table:formula="of:=[.$P$3]*0.026*LN(([.$A10]-[.E10])/([.$P$6]*[.$P$2])+1)" office:value-type="string" office:string-value="" calcext:value-type="error">
            <text:p>Err:502</text:p>
          </table:table-cell>
          <table:table-cell table:style-name="ce19" table:formula="of:=[.$P$3]*0.026*LN(([.$A10]-[.F10])/([.$P$6]*[.$P$2])+1)" office:value-type="string" office:string-value="" calcext:value-type="error">
            <text:p>Err:502</text:p>
          </table:table-cell>
          <table:table-cell table:style-name="ce19" table:formula="of:=[.$P$3]*0.026*LN(([.$A10]-[.G10])/([.$P$6]*[.$P$2])+1)" office:value-type="string" office:string-value="" calcext:value-type="error">
            <text:p>Err:502</text:p>
          </table:table-cell>
          <table:table-cell table:style-name="ce19" table:formula="of:=[.$P$3]*0.026*LN(([.$A10]-[.H10])/([.$P$6]*[.$P$2])+1)" office:value-type="string" office:string-value="" calcext:value-type="error">
            <text:p>Err:502</text:p>
          </table:table-cell>
          <table:table-cell table:style-name="ce19" table:formula="of:=[.$P$3]*0.026*LN(([.$A10]-[.I10])/([.$P$6]*[.$P$2])+1)" office:value-type="string" office:string-value="" calcext:value-type="error">
            <text:p>Err:502</text:p>
          </table:table-cell>
          <table:table-cell table:style-name="ce19" table:formula="of:=[.$P$3]*0.026*LN(([.$A10]-[.J10])/([.$P$6]*[.$P$2])+1)" office:value-type="string" office:string-value="" calcext:value-type="error">
            <text:p>Err:502</text:p>
          </table:table-cell>
          <table:table-cell table:style-name="ce21" table:formula="of:=[.$P$2]*(EXP(([.K10])/([.$P$3]*0.026))-1)" office:value-type="string" office:string-value="" calcext:value-type="error">
            <text:p>Err:502</text:p>
          </table:table-cell>
          <table:table-cell table:style-name="ce17" table:formula="of:=[$'Find IS, N'.C13]" office:value-type="float" office:value="0.29" calcext:value-type="float">
            <text:p>0.29</text:p>
          </table:table-cell>
          <table:table-cell table:number-columns-repeated="1011"/>
        </table:table-row>
        <table:table-row table:style-name="ro4">
          <table:table-cell table:style-name="ce8"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style-name="ce19" table:formula="of:=[.$P$3]*0.026*LN(([.$A11]-[.B11])/([.$P$6]*[.$P$2])+1)" office:value-type="string" office:string-value="" calcext:value-type="error">
            <text:p>Err:502</text:p>
          </table:table-cell>
          <table:table-cell table:style-name="ce19" table:formula="of:=[.$P$3]*0.026*LN(([.$A11]-[.C11])/([.$P$6]*[.$P$2])+1)" office:value-type="string" office:string-value="" calcext:value-type="error">
            <text:p>Err:502</text:p>
          </table:table-cell>
          <table:table-cell table:style-name="ce19" table:formula="of:=[.$P$3]*0.026*LN(([.$A11]-[.D11])/([.$P$6]*[.$P$2])+1)" office:value-type="string" office:string-value="" calcext:value-type="error">
            <text:p>Err:502</text:p>
          </table:table-cell>
          <table:table-cell table:style-name="ce19" table:formula="of:=[.$P$3]*0.026*LN(([.$A11]-[.E11])/([.$P$6]*[.$P$2])+1)" office:value-type="string" office:string-value="" calcext:value-type="error">
            <text:p>Err:502</text:p>
          </table:table-cell>
          <table:table-cell table:style-name="ce19" table:formula="of:=[.$P$3]*0.026*LN(([.$A11]-[.F11])/([.$P$6]*[.$P$2])+1)" office:value-type="string" office:string-value="" calcext:value-type="error">
            <text:p>Err:502</text:p>
          </table:table-cell>
          <table:table-cell table:style-name="ce19" table:formula="of:=[.$P$3]*0.026*LN(([.$A11]-[.G11])/([.$P$6]*[.$P$2])+1)" office:value-type="string" office:string-value="" calcext:value-type="error">
            <text:p>Err:502</text:p>
          </table:table-cell>
          <table:table-cell table:style-name="ce19" table:formula="of:=[.$P$3]*0.026*LN(([.$A11]-[.H11])/([.$P$6]*[.$P$2])+1)" office:value-type="string" office:string-value="" calcext:value-type="error">
            <text:p>Err:502</text:p>
          </table:table-cell>
          <table:table-cell table:style-name="ce19" table:formula="of:=[.$P$3]*0.026*LN(([.$A11]-[.I11])/([.$P$6]*[.$P$2])+1)" office:value-type="string" office:string-value="" calcext:value-type="error">
            <text:p>Err:502</text:p>
          </table:table-cell>
          <table:table-cell table:style-name="ce19" table:formula="of:=[.$P$3]*0.026*LN(([.$A11]-[.J11])/([.$P$6]*[.$P$2])+1)" office:value-type="string" office:string-value="" calcext:value-type="error">
            <text:p>Err:502</text:p>
          </table:table-cell>
          <table:table-cell table:style-name="ce22" table:formula="of:=[.$P$2]*(EXP(([.K11])/([.$P$3]*0.026))-1)" office:value-type="string" office:string-value="" calcext:value-type="error">
            <text:p>Err:502</text:p>
          </table:table-cell>
          <table:table-cell table:style-name="ce8" table:formula="of:=[$'Find IS, N'.C14]" office:value-type="float" office:value="0.37" calcext:value-type="float">
            <text:p>0.37</text:p>
          </table:table-cell>
          <table:table-cell table:number-columns-repeated="4"/>
          <table:table-cell table:style-name="ce28" office:value-type="string" calcext:value-type="string">
            <text:p>Adjust RS to give the best fit to the reference data</text:p>
          </table:table-cell>
          <table:table-cell table:number-columns-repeated="1006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table:formula="of:=[.$P$3]*0.026*LN(([.$A12]-[.B12])/([.$P$6]*[.$P$2])+1)" office:value-type="string" office:string-value="" calcext:value-type="error">
            <text:p>Err:502</text:p>
          </table:table-cell>
          <table:table-cell table:style-name="ce19" table:formula="of:=[.$P$3]*0.026*LN(([.$A12]-[.C12])/([.$P$6]*[.$P$2])+1)" office:value-type="string" office:string-value="" calcext:value-type="error">
            <text:p>Err:502</text:p>
          </table:table-cell>
          <table:table-cell table:style-name="ce19" table:formula="of:=[.$P$3]*0.026*LN(([.$A12]-[.D12])/([.$P$6]*[.$P$2])+1)" office:value-type="string" office:string-value="" calcext:value-type="error">
            <text:p>Err:502</text:p>
          </table:table-cell>
          <table:table-cell table:style-name="ce19" table:formula="of:=[.$P$3]*0.026*LN(([.$A12]-[.E12])/([.$P$6]*[.$P$2])+1)" office:value-type="string" office:string-value="" calcext:value-type="error">
            <text:p>Err:502</text:p>
          </table:table-cell>
          <table:table-cell table:style-name="ce19" table:formula="of:=[.$P$3]*0.026*LN(([.$A12]-[.F12])/([.$P$6]*[.$P$2])+1)" office:value-type="string" office:string-value="" calcext:value-type="error">
            <text:p>Err:502</text:p>
          </table:table-cell>
          <table:table-cell table:style-name="ce19" table:formula="of:=[.$P$3]*0.026*LN(([.$A12]-[.G12])/([.$P$6]*[.$P$2])+1)" office:value-type="string" office:string-value="" calcext:value-type="error">
            <text:p>Err:502</text:p>
          </table:table-cell>
          <table:table-cell table:style-name="ce19" table:formula="of:=[.$P$3]*0.026*LN(([.$A12]-[.H12])/([.$P$6]*[.$P$2])+1)" office:value-type="string" office:string-value="" calcext:value-type="error">
            <text:p>Err:502</text:p>
          </table:table-cell>
          <table:table-cell table:style-name="ce19" table:formula="of:=[.$P$3]*0.026*LN(([.$A12]-[.I12])/([.$P$6]*[.$P$2])+1)" office:value-type="string" office:string-value="" calcext:value-type="error">
            <text:p>Err:502</text:p>
          </table:table-cell>
          <table:table-cell table:style-name="ce19" table:formula="of:=[.$P$3]*0.026*LN(([.$A12]-[.J12])/([.$P$6]*[.$P$2])+1)" office:value-type="string" office:string-value="" calcext:value-type="error">
            <text:p>Err:502</text:p>
          </table:table-cell>
          <table:table-cell table:style-name="ce22" table:formula="of:=[.$P$2]*(EXP(([.K12])/([.$P$3]*0.026))-1)" office:value-type="string" office:string-value="" calcext:value-type="error">
            <text:p>Err:502</text:p>
          </table:table-cell>
          <table:table-cell table:style-name="ce8" table:formula="of:=[$'Find IS, N'.C15]" office:value-type="float" office:value="0.44" calcext:value-type="float">
            <text:p>0.44</text:p>
          </table:table-cell>
          <table:table-cell table:number-columns-repeated="4"/>
          <table:table-cell table:style-name="ce28" office:value-type="string" calcext:value-type="string">
            <text:p>If the numbers don't converge, that generally means there is not a significant effect from the series resistance (low current). It is safe to replace the Vdiode value with the original Vs)</text:p>
          </table:table-cell>
          <table:table-cell table:number-columns-repeated="1006"/>
        </table:table-row>
        <table:table-row table:style-name="ro5">
          <table:table-cell table:style-name="ce8"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table:style-name="ce19" table:formula="of:=[.$P$3]*0.026*LN(([.$A13]-[.B13])/([.$P$6]*[.$P$2])+1)" office:value-type="string" office:string-value="" calcext:value-type="error">
            <text:p>Err:502</text:p>
          </table:table-cell>
          <table:table-cell table:style-name="ce19" table:formula="of:=[.$P$3]*0.026*LN(([.$A13]-[.C13])/([.$P$6]*[.$P$2])+1)" office:value-type="string" office:string-value="" calcext:value-type="error">
            <text:p>Err:502</text:p>
          </table:table-cell>
          <table:table-cell table:style-name="ce19" table:formula="of:=[.$P$3]*0.026*LN(([.$A13]-[.D13])/([.$P$6]*[.$P$2])+1)" office:value-type="string" office:string-value="" calcext:value-type="error">
            <text:p>Err:502</text:p>
          </table:table-cell>
          <table:table-cell table:style-name="ce19" table:formula="of:=[.$P$3]*0.026*LN(([.$A13]-[.E13])/([.$P$6]*[.$P$2])+1)" office:value-type="string" office:string-value="" calcext:value-type="error">
            <text:p>Err:502</text:p>
          </table:table-cell>
          <table:table-cell table:style-name="ce19" table:formula="of:=[.$P$3]*0.026*LN(([.$A13]-[.F13])/([.$P$6]*[.$P$2])+1)" office:value-type="string" office:string-value="" calcext:value-type="error">
            <text:p>Err:502</text:p>
          </table:table-cell>
          <table:table-cell table:style-name="ce19" table:formula="of:=[.$P$3]*0.026*LN(([.$A13]-[.G13])/([.$P$6]*[.$P$2])+1)" office:value-type="string" office:string-value="" calcext:value-type="error">
            <text:p>Err:502</text:p>
          </table:table-cell>
          <table:table-cell table:style-name="ce19" table:formula="of:=[.$P$3]*0.026*LN(([.$A13]-[.H13])/([.$P$6]*[.$P$2])+1)" office:value-type="string" office:string-value="" calcext:value-type="error">
            <text:p>Err:502</text:p>
          </table:table-cell>
          <table:table-cell table:style-name="ce19" table:formula="of:=[.$P$3]*0.026*LN(([.$A13]-[.I13])/([.$P$6]*[.$P$2])+1)" office:value-type="string" office:string-value="" calcext:value-type="error">
            <text:p>Err:502</text:p>
          </table:table-cell>
          <table:table-cell table:style-name="ce19" table:formula="of:=[.$P$3]*0.026*LN(([.$A13]-[.J13])/([.$P$6]*[.$P$2])+1)" office:value-type="string" office:string-value="" calcext:value-type="error">
            <text:p>Err:502</text:p>
          </table:table-cell>
          <table:table-cell table:style-name="ce22" table:formula="of:=[.$P$2]*(EXP(([.K13])/([.$P$3]*0.026))-1)" office:value-type="string" office:string-value="" calcext:value-type="error">
            <text:p>Err:502</text:p>
          </table:table-cell>
          <table:table-cell table:style-name="ce8" table:formula="of:=[$'Find IS, N'.C16]" office:value-type="float" office:value="0.455" calcext:value-type="float">
            <text:p>0.455</text:p>
          </table:table-cell>
          <table:table-cell table:number-columns-repeated="4"/>
          <table:table-cell table:style-name="ce28"/>
          <table:table-cell table:number-columns-repeated="1006"/>
        </table:table-row>
        <table:table-row table:style-name="ro5">
          <table:table-cell table:style-name="ce8"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table:style-name="ce19" table:formula="of:=[.$P$3]*0.026*LN(([.$A14]-[.B14])/([.$P$6]*[.$P$2])+1)" office:value-type="string" office:string-value="" calcext:value-type="error">
            <text:p>Err:502</text:p>
          </table:table-cell>
          <table:table-cell table:style-name="ce19" table:formula="of:=[.$P$3]*0.026*LN(([.$A14]-[.C14])/([.$P$6]*[.$P$2])+1)" office:value-type="string" office:string-value="" calcext:value-type="error">
            <text:p>Err:502</text:p>
          </table:table-cell>
          <table:table-cell table:style-name="ce19" table:formula="of:=[.$P$3]*0.026*LN(([.$A14]-[.D14])/([.$P$6]*[.$P$2])+1)" office:value-type="string" office:string-value="" calcext:value-type="error">
            <text:p>Err:502</text:p>
          </table:table-cell>
          <table:table-cell table:style-name="ce19" table:formula="of:=[.$P$3]*0.026*LN(([.$A14]-[.E14])/([.$P$6]*[.$P$2])+1)" office:value-type="string" office:string-value="" calcext:value-type="error">
            <text:p>Err:502</text:p>
          </table:table-cell>
          <table:table-cell table:style-name="ce19" table:formula="of:=[.$P$3]*0.026*LN(([.$A14]-[.F14])/([.$P$6]*[.$P$2])+1)" office:value-type="string" office:string-value="" calcext:value-type="error">
            <text:p>Err:502</text:p>
          </table:table-cell>
          <table:table-cell table:style-name="ce19" table:formula="of:=[.$P$3]*0.026*LN(([.$A14]-[.G14])/([.$P$6]*[.$P$2])+1)" office:value-type="string" office:string-value="" calcext:value-type="error">
            <text:p>Err:502</text:p>
          </table:table-cell>
          <table:table-cell table:style-name="ce19" table:formula="of:=[.$P$3]*0.026*LN(([.$A14]-[.H14])/([.$P$6]*[.$P$2])+1)" office:value-type="string" office:string-value="" calcext:value-type="error">
            <text:p>Err:502</text:p>
          </table:table-cell>
          <table:table-cell table:style-name="ce19" table:formula="of:=[.$P$3]*0.026*LN(([.$A14]-[.I14])/([.$P$6]*[.$P$2])+1)" office:value-type="string" office:string-value="" calcext:value-type="error">
            <text:p>Err:502</text:p>
          </table:table-cell>
          <table:table-cell table:style-name="ce19" table:formula="of:=[.$P$3]*0.026*LN(([.$A14]-[.J14])/([.$P$6]*[.$P$2])+1)" office:value-type="string" office:string-value="" calcext:value-type="error">
            <text:p>Err:502</text:p>
          </table:table-cell>
          <table:table-cell table:style-name="ce22" table:formula="of:=[.$P$2]*(EXP(([.K14])/([.$P$3]*0.026))-1)" office:value-type="string" office:string-value="" calcext:value-type="error">
            <text:p>Err:502</text:p>
          </table:table-cell>
          <table:table-cell table:style-name="ce8" table:formula="of:=[$'Find IS, N'.C17]" office:value-type="float" office:value="0.46" calcext:value-type="float">
            <text:p>0.46</text:p>
          </table:table-cell>
          <table:table-cell table:number-columns-repeated="4"/>
          <table:table-cell table:style-name="ce28"/>
          <table:table-cell table:number-columns-repeated="1006"/>
        </table:table-row>
        <table:table-row table:style-name="ro5">
          <table:table-cell table:style-name="ce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style-name="ce19" table:formula="of:=[.$P$3]*0.026*LN(([.$A15]-[.B15])/([.$P$6]*[.$P$2])+1)" office:value-type="string" office:string-value="" calcext:value-type="error">
            <text:p>#VALUE!</text:p>
          </table:table-cell>
          <table:table-cell table:style-name="ce19" table:formula="of:=[.$P$3]*0.026*LN(([.$A15]-[.C15])/([.$P$6]*[.$P$2])+1)" office:value-type="string" office:string-value="" calcext:value-type="error">
            <text:p>#VALUE!</text:p>
          </table:table-cell>
          <table:table-cell table:style-name="ce19" table:formula="of:=[.$P$3]*0.026*LN(([.$A15]-[.D15])/([.$P$6]*[.$P$2])+1)" office:value-type="string" office:string-value="" calcext:value-type="error">
            <text:p>#VALUE!</text:p>
          </table:table-cell>
          <table:table-cell table:style-name="ce19" table:formula="of:=[.$P$3]*0.026*LN(([.$A15]-[.E15])/([.$P$6]*[.$P$2])+1)" office:value-type="string" office:string-value="" calcext:value-type="error">
            <text:p>#VALUE!</text:p>
          </table:table-cell>
          <table:table-cell table:style-name="ce19" table:formula="of:=[.$P$3]*0.026*LN(([.$A15]-[.F15])/([.$P$6]*[.$P$2])+1)" office:value-type="string" office:string-value="" calcext:value-type="error">
            <text:p>#VALUE!</text:p>
          </table:table-cell>
          <table:table-cell table:style-name="ce19" table:formula="of:=[.$P$3]*0.026*LN(([.$A15]-[.G15])/([.$P$6]*[.$P$2])+1)" office:value-type="string" office:string-value="" calcext:value-type="error">
            <text:p>#VALUE!</text:p>
          </table:table-cell>
          <table:table-cell table:style-name="ce19" table:formula="of:=[.$P$3]*0.026*LN(([.$A15]-[.H15])/([.$P$6]*[.$P$2])+1)" office:value-type="string" office:string-value="" calcext:value-type="error">
            <text:p>#VALUE!</text:p>
          </table:table-cell>
          <table:table-cell table:style-name="ce19" table:formula="of:=[.$P$3]*0.026*LN(([.$A15]-[.I15])/([.$P$6]*[.$P$2])+1)" office:value-type="string" office:string-value="" calcext:value-type="error">
            <text:p>#VALUE!</text:p>
          </table:table-cell>
          <table:table-cell table:style-name="ce19" table:formula="of:=[.$P$3]*0.026*LN(([.$A15]-[.J15])/([.$P$6]*[.$P$2])+1)" office:value-type="string" office:string-value="" calcext:value-type="error">
            <text:p>#VALUE!</text:p>
          </table:table-cell>
          <table:table-cell table:style-name="ce22" table:formula="of:=[.$P$2]*(EXP(([.K15])/([.$P$3]*0.026))-1)" office:value-type="string" office:string-value="" calcext:value-type="error">
            <text:p>#VALUE!</text:p>
          </table:table-cell>
          <table:table-cell table:style-name="ce8" table:formula="of:=[$'Find IS, N'.C18]" office:value-type="float" office:value="0.48" calcext:value-type="float">
            <text:p>0.48</text:p>
          </table:table-cell>
          <table:table-cell table:number-columns-repeated="4"/>
          <table:table-cell table:style-name="ce28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Find RS'.N45" table:end-x="22.99pt" table:end-y="6.12pt" draw:z-index="0" draw:name="Chart 1" draw:style-name="gr1" draw:text-style-name="P1" svg:width="797.44pt" svg:height="391.04pt" svg:x="32.03pt" svg:y="5.07pt">
              <loext:p draw:notify-on-update-of-ranges="'Find RS'.A3:'Find RS'.A18 'Find RS'.L2:'Find RS'.L2 'Find RS'.L3:'Find RS'.L18 'Find RS'.A3:'Find RS'.A11 'Find RS'.M2:'Find RS'.M2 'Find RS'.M3:'Find RS'.M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0:34:48.432224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d_20_IS_2c__20_N" style:display-name="PageStyle_Find IS,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d_20_RS" style:display-name="PageStyle_Find 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low</meta:initial-creator>
    <meta:creation-date>2011-01-30T06:04:37</meta:creation-date>
    <dc:date>2016-07-24T14:44:02.245627621</dc:date>
    <meta:generator>LibreOffice/5.1.4.2$Linux_X86_64 LibreOffice_project/10m0$Build-2</meta:generator>
    <meta:editing-duration>PT2H47M24S</meta:editing-duration>
    <meta:editing-cycles>6</meta:editing-cycles>
    <meta:document-statistic meta:table-count="2" meta:cell-count="30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26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907cm" svg:height="12.323cm" xlink:href=".." xlink:type="simple" chart:class="chart:scatter" chart:style-name="ch1">
        <chart:subtitle svg:x="10.208cm" svg:y="0.246cm" chart:style-name="ch2">
          <text:p>sub-title</text:p>
        </chart:subtitle>
        <chart:legend chart:legend-position="end" svg:x="20.457cm" svg:y="5.613cm" style:legend-expansion="high" chart:style-name="ch3"/>
        <chart:plot-area chart:style-name="ch4" table:cell-range-address="'Find IS, N'.B6:'Find IS, N'.B26 'Find IS, N'.C4:'Find IS, N'.C26 'Find IS, N'.D4:'Find IS, N'.D23" chart:data-source-has-labels="row" svg:x="0.438cm" svg:y="1.175cm" svg:width="19.581cm" svg:height="10.902cm">
          <chartooo:coordinate-region svg:x="1.642cm" svg:y="1.374cm" svg:width="16.63cm" svg:height="10.0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nd IS, N'.C7:'Find IS, N'.C26 'Find IS, N'.D4:'Find IS, N'.D5" chart:label-cell-address="'Find IS, N'.C6:'Find IS, N'.C6" chart:class="chart:scatter">
            <chart:domain table:cell-range-address="'Find IS, N'.B7:'Find IS, N'.B26 'Find IS, N'.C4:'Find IS, N'.C5"/>
            <chart:data-point chart:repeated="22"/>
          </chart:series>
          <chart:series chart:style-name="ch9" chart:values-cell-range-address="'Find IS, N'.D7:'Find IS, N'.D23" chart:label-cell-address="'Find IS, N'.D6:'Find IS, N'.D6" chart:class="chart:scatter">
            <chart:domain table:cell-range-address="'Find IS, N'.B7:'Find IS, N'.B23 'Find IS, N'.C4:'Find IS, N'.C5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C</text:p>
              </table:table-cell>
              <table:table-cell office:value-type="string">
                <text:p> </text:p>
                <draw:g>
                  <svg:desc>'Find IS, N'.C6:'Find IS, N'.C6</svg:desc>
                </draw:g>
              </table:table-cell>
              <table:table-cell office:value-type="string">
                <text:p>Column B Column C</text:p>
              </table:table-cell>
              <table:table-cell office:value-type="string">
                <text:p> </text:p>
                <draw:g>
                  <svg:desc>'Find IS, N'.D6:'Find IS, N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'Find IS, N'.B7:'Find IS, N'.B26 'Find IS, N'.C4:'Find IS, N'.C5</svg:desc>
                </draw:g>
              </table:table-cell>
              <table:table-cell office:value-type="float" office:value="0.009">
                <text:p>0.009</text:p>
                <draw:g>
                  <svg:desc>'Find IS, N'.C7:'Find IS, N'.C26 'Find IS, N'.D4:'Find IS, N'.D5</svg:desc>
                </draw:g>
              </table:table-cell>
              <table:table-cell office:value-type="float" office:value="1.4">
                <text:p>1.4</text:p>
                <draw:g>
                  <svg:desc>'Find IS, N'.B7:'Find IS, N'.B23 'Find IS, N'.C4:'Find IS, N'.C5</svg:desc>
                </draw:g>
              </table:table-cell>
              <table:table-cell office:value-type="float" office:value="0.0102752573303003">
                <text:p>0.0102752573303003</text:p>
                <draw:g>
                  <svg:desc>'Find IS, N'.D7:'Find IS, N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0.025">
                <text:p>0.025</text:p>
              </table:table-cell>
              <table:table-cell office:value-type="float" office:value="1.6">
                <text:p>1.6</text:p>
              </table:table-cell>
              <table:table-cell office:value-type="float" office:value="0.0427032786926291">
                <text:p>0.0427032786926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0.06">
                <text:p>0.06</text:p>
              </table:table-cell>
              <table:table-cell office:value-type="float" office:value="1.8">
                <text:p>1.8</text:p>
              </table:table-cell>
              <table:table-cell office:value-type="float" office:value="0.177467174909879">
                <text:p>0.177467174909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99">
                <text:p>0.099</text:p>
              </table:table-cell>
              <table:table-cell office:value-type="float" office:value="2">
                <text:p>2</text:p>
              </table:table-cell>
              <table:table-cell office:value-type="float" office:value="0.737517000976397">
                <text:p>0.737517000976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0.15">
                <text:p>0.15</text:p>
              </table:table-cell>
              <table:table-cell office:value-type="float" office:value="2.2">
                <text:p>2.2</text:p>
              </table:table-cell>
              <table:table-cell office:value-type="float" office:value="3.06496386531684">
                <text:p>3.06496386531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22">
                <text:p>0.22</text:p>
              </table:table-cell>
              <table:table-cell office:value-type="float" office:value="2.4">
                <text:p>2.4</text:p>
              </table:table-cell>
              <table:table-cell office:value-type="float" office:value="12.7373334549553">
                <text:p>12.737333454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0.29">
                <text:p>0.29</text:p>
              </table:table-cell>
              <table:table-cell office:value-type="float" office:value="2.6">
                <text:p>2.6</text:p>
              </table:table-cell>
              <table:table-cell office:value-type="float" office:value="52.9336253282292">
                <text:p>52.933625328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  <table:table-cell office:value-type="float" office:value="219.980786356099">
                <text:p>219.980786356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914.192931482468">
                <text:p>914.192931482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">
                <text:p>3.2</text:p>
              </table:table-cell>
              <table:table-cell office:value-type="float" office:value="0.455">
                <text:p>0.455</text:p>
              </table:table-cell>
              <table:table-cell office:value-type="float" office:value="3.2">
                <text:p>3.2</text:p>
              </table:table-cell>
              <table:table-cell office:value-type="float" office:value="3799.18959634977">
                <text:p>3799.18959634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">
                <text:p>3.4</text:p>
              </table:table-cell>
              <table:table-cell office:value-type="float" office:value="0.46">
                <text:p>0.46</text:p>
              </table:table-cell>
              <table:table-cell office:value-type="float" office:value="3.4">
                <text:p>3.4</text:p>
              </table:table-cell>
              <table:table-cell office:value-type="float" office:value="15788.616480808">
                <text:p>15788.616480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0.48">
                <text:p>0.48</text:p>
              </table:table-cell>
              <table:table-cell office:value-type="float" office:value="3.6">
                <text:p>3.6</text:p>
              </table:table-cell>
              <table:table-cell office:value-type="float" office:value="65614.1011228778">
                <text:p>65614.1011228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">
                <text:p>3.8</text:p>
              </table:table-cell>
              <table:table-cell office:value-type="float" office:value="0.49">
                <text:p>0.49</text:p>
              </table:table-cell>
              <table:table-cell office:value-type="float" office:value="3.8">
                <text:p>3.8</text:p>
              </table:table-cell>
              <table:table-cell office:value-type="float" office:value="272678.120424357">
                <text:p>272678.12042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1133191.73905321">
                <text:p>1133191.73905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2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8.133cm" svg:height="13.796cm" xlink:href=".." xlink:type="simple" chart:class="chart:scatter" chart:style-name="ch1">
        <chart:subtitle svg:x="13.321cm" svg:y="0.275cm" chart:style-name="ch2">
          <text:p>sub-title</text:p>
        </chart:subtitle>
        <chart:legend chart:legend-position="end" svg:x="24.646cm" svg:y="6.35cm" style:legend-expansion="high" chart:style-name="ch3"/>
        <chart:plot-area chart:style-name="ch4" table:cell-range-address="'Find RS'.A3:'Find RS'.A18 'Find RS'.L2:'Find RS'.L18 'Find RS'.M2:'Find RS'.M11" chart:data-source-has-labels="row" svg:x="1.622cm" svg:y="1.233cm" svg:width="22.462cm" svg:height="11.258cm">
          <chartooo:coordinate-region svg:x="3.037cm" svg:y="1.433cm" svg:width="20.727cm" svg:height="10.411cm"/>
          <chart:axis chart:dimension="x" chart:name="primary-x" chart:style-name="ch5">
            <chart:title svg:x="10.421cm" svg:y="12.767cm" chart:style-name="ch6">
              <text:p>Voltage Applied - VS (V)</text:p>
            </chart:title>
          </chart:axis>
          <chart:axis chart:dimension="y" chart:name="primary-y" chart:style-name="ch7">
            <chart:title svg:x="0.451cm" svg:y="9.202cm" chart:style-name="ch8">
              <text:p>Forward Current - If (A)</text:p>
            </chart:title>
            <chart:grid chart:style-name="ch9" chart:class="major"/>
          </chart:axis>
          <chart:series chart:style-name="ch10" chart:values-cell-range-address="'Find RS'.L3:'Find RS'.L18" chart:label-cell-address="'Find RS'.L2:'Find RS'.L2" chart:class="chart:scatter">
            <chart:domain table:cell-range-address="'Find RS'.A3:'Find RS'.A18"/>
            <chart:data-point chart:repeated="16"/>
          </chart:series>
          <chart:series chart:style-name="ch11" chart:values-cell-range-address="'Find RS'.M3:'Find RS'.M11" chart:label-cell-address="'Find RS'.M2:'Find RS'.M2" chart:class="chart:scatter">
            <chart:domain table:cell-range-address="'Find RS'.A3:'Find RS'.A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formula (A)</text:p>
                <draw:g>
                  <svg:desc>'Find RS'.L2:'Find RS'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_ref (A)</text:p>
                <draw:g>
                  <svg:desc>'Find RS'.M2:'Find RS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nd RS'.A3:'Find RS'.A18</svg:desc>
                </draw:g>
              </table:table-cell>
              <table:table-cell office:value-type="float" office:value="NaN">
                <text:p>NaN</text:p>
                <draw:g>
                  <svg:desc>'Find RS'.L3:'Find RS'.L18</svg:desc>
                </draw:g>
              </table:table-cell>
              <table:table-cell office:value-type="float" office:value="NaN">
                <text:p>NaN</text:p>
                <draw:g>
                  <svg:desc>'Find RS'.A3:'Find RS'.A11</svg:desc>
                </draw:g>
              </table:table-cell>
              <table:table-cell office:value-type="float" office:value="NaN">
                <text:p>NaN</text:p>
                <draw:g>
                  <svg:desc>'Find RS'.M3:'Find RS'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102752573303003">
                <text:p>0.0102752573303003</text:p>
              </table:table-cell>
              <table:table-cell office:value-type="float" office:value="1.4">
                <text:p>1.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0427032786926291">
                <text:p>0.0427032786926291</text:p>
              </table:table-cell>
              <table:table-cell office:value-type="float" office:value="1.6">
                <text:p>1.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0.0427032786926291">
                <text:p>0.0427032786926291</text:p>
              </table:table-cell>
              <table:table-cell office:value-type="float" office:value="1.8">
                <text:p>1.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37517000976397">
                <text:p>0.737517000976397</text:p>
              </table:table-cell>
              <table:table-cell office:value-type="float" office:value="2">
                <text:p>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3.18753670098591">
                <text:p>3.18753670098591</text:p>
              </table:table-cell>
              <table:table-cell office:value-type="float" office:value="2.2">
                <text:p>2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2.00648466697749">
                <text:p>2.00648466697749</text:p>
              </table:table-cell>
              <table:table-cell office:value-type="float" office:value="2.4">
                <text:p>2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